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4"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5" style:family="paragraph" style:parent-style-name="Table_20_Contents">
      <style:text-properties officeooo:rsid="0010be29" officeooo:paragraph-rsid="0010be29"/>
    </style:style>
    <style:style style:name="P6" style:family="paragraph" style:parent-style-name="Table_20_Contents">
      <style:text-properties fo:font-weight="bold" officeooo:rsid="0010be29" officeooo:paragraph-rsid="0010be29" style:font-weight-asian="bold" style:font-weight-complex="bold"/>
    </style:style>
    <style:style style:name="P7" style:family="paragraph" style:parent-style-name="Standard" style:list-style-name="L1">
      <style:text-properties fo:font-style="normal" fo:font-weight="normal" officeooo:rsid="0010be29" officeooo:paragraph-rsid="0010be29" style:font-style-asian="normal" style:font-weight-asian="normal" style:font-style-complex="normal" style:font-weight-complex="normal"/>
    </style:style>
    <style:style style:name="P8"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9" style:family="paragraph" style:parent-style-name="Standard">
      <style:text-properties fo:font-style="normal" fo:font-weight="normal" officeooo:rsid="001916e1" officeooo:paragraph-rsid="001916e1" style:font-style-asian="normal" style:font-weight-asian="normal" style:font-style-complex="normal" style:font-weight-complex="normal"/>
    </style:style>
    <style:style style:name="P10" style:family="paragraph" style:parent-style-name="Standard" style:list-style-name="L1">
      <style:text-properties officeooo:rsid="0010be29" officeooo:paragraph-rsid="0010be29"/>
    </style:style>
    <style:style style:name="P11" style:family="paragraph" style:parent-style-name="Standard" style:list-style-name="L1">
      <style:text-properties officeooo:rsid="001916e1" officeooo:paragraph-rsid="001916e1"/>
    </style:style>
    <style:style style:name="P12" style:family="paragraph" style:parent-style-name="Table_20_Contents">
      <style:text-properties officeooo:rsid="001916e1" officeooo:paragraph-rsid="001916e1"/>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916e1" style:font-style-asian="normal" style:font-weight-asian="normal" style:font-style-complex="normal" style:font-weight-complex="normal"/>
    </style:style>
    <style:style style:name="T3" style:family="text">
      <style:text-properties officeooo:rsid="001916e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text:span text:style-name="T3">2.5. </text:span>Gérer un compte membre</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6">Titre</text:p>
          </table:table-cell>
          <table:table-cell table:style-name="Table1.B1" office:value-type="string">
            <text:p text:style-name="P12">Annuler son abonnement</text:p>
          </table:table-cell>
        </table:table-row>
        <table:table-row>
          <table:table-cell table:style-name="Table1.A2" office:value-type="string">
            <text:p text:style-name="P6">Type</text:p>
          </table:table-cell>
          <table:table-cell table:style-name="Table1.B6" office:value-type="string">
            <text:p text:style-name="P5">Use-case général</text:p>
          </table:table-cell>
        </table:table-row>
        <table:table-row>
          <table:table-cell table:style-name="Table1.A2" office:value-type="string">
            <text:p text:style-name="P6">Description</text:p>
          </table:table-cell>
          <table:table-cell table:style-name="Table1.B6" office:value-type="string">
            <text:p text:style-name="P5">L'acteur désire <text:span text:style-name="T3">annuler son abonnement</text:span>.</text:p>
          </table:table-cell>
        </table:table-row>
        <table:table-row>
          <table:table-cell table:style-name="Table1.A2" office:value-type="string">
            <text:p text:style-name="P6">Acteurs</text:p>
          </table:table-cell>
          <table:table-cell table:style-name="Table1.B6" office:value-type="string">
            <text:p text:style-name="P5"><text:span text:style-name="T3">M</text:span>embre</text:p>
          </table:table-cell>
        </table:table-row>
        <table:table-row>
          <table:table-cell table:style-name="Table1.A2" office:value-type="string">
            <text:p text:style-name="P6">Préconditions</text:p>
          </table:table-cell>
          <table:table-cell table:style-name="Table1.B6" office:value-type="string">
            <text:p text:style-name="P5">L'acteur doit être authentifié.</text:p>
          </table:table-cell>
        </table:table-row>
        <table:table-row>
          <table:table-cell table:style-name="Table1.A2" office:value-type="string">
            <text:p text:style-name="P6">Postconditions</text:p>
          </table:table-cell>
          <table:table-cell table:style-name="Table1.B6" office:value-type="string">
            <text:p text:style-name="P12">Le compte de l'acteur sera désactivé.</text:p>
          </table:table-cell>
        </table:table-row>
        <table:table-row>
          <table:table-cell table:style-name="Table1.A2" office:value-type="string">
            <text:p text:style-name="P6">Exceptions</text:p>
          </table:table-cell>
          <table:table-cell table:style-name="Table1.B7" office:value-type="string">
            <text:p text:style-name="P5">Aucune</text:p>
          </table:table-cell>
        </table:table-row>
      </table:table>
      <text:p text:style-name="P4"/>
      <text:p text:style-name="P9">Afin d'utiliser à pleine capacité le système de vente et d'achat, les utilisateurs sont invités à s'inscrire. Les inscriptions permettent d'accéder aux catalogues complets d'articles, contacter les membres et d'afficher des articles. Il peut arriver qu'un membre désire annuler son abonnement. Un abonnement peut être remboursé sous certaines raisons ou lorsqu'il est abonné depuis moins d'un mois.</text:p>
      <text:p text:style-name="P3"/>
      <text:p text:style-name="P3">Lorsque l'utilisateur désire <text:span text:style-name="T3">annuler son abonnement, il doit tout d'abord s'authentifier. Il est alors redirigé vers son panneau de contrôle. Il peut alors cliquer pour gérer son compte. Une option permettra d'annuler son abonnement. Lorsque le membre essaie d'annuler son abonnement, un message sera affiché expliquant clairement les conséquences reliées quant à l'annulation d'un abonnement. Il expliquera également que les crédits seront perdus lorsque le membre était inscrit depuis plus d'un mois. Si le membre désire toujours annuler son abonnement, il devra entrer son mot de passe afin de confirmer l'annulation de l'abonnement. Lorsque l'annulation de l'abonnement est effectué, le membre passera alors en tant que membre restreint et ne pourra que voir les sous-catalogues d'articles.</text:span></text:p>
      <text:p text:style-name="P3"/>
      <text:p text:style-name="P3"/>
      <text:p text:style-name="P2">Scénario d'opération</text:p>
      <text:list xml:id="list3224273763253555382" text:style-name="L1">
        <text:list-item>
          <text:p text:style-name="P7">L'utilisateur s'authentifie et passe alors au status de « membre ».</text:p>
        </text:list-item>
        <text:list-item>
          <text:p text:style-name="P10"><text:span text:style-name="T1">Le membre a désormais accès à </text:span><text:span text:style-name="T2">son panneau de contrôle et peut gérer son compte.</text:span></text:p>
        </text:list-item>
        <text:list-item>
          <text:p text:style-name="P11"><text:span text:style-name="T1">Il lui est possible d'annuler son abonnement après avoir lu le message décrivant les conséquences relatives à l'annulation d'un abonnement et après avoir entré son mot de pass.</text:span></text:p>
        </text:list-item>
        <text:list-item>
          <text:p text:style-name="P11"><text:span text:style-name="T1">Si l'étape 3 est confirmée, alors l'annulation de l'abonnement est effectuée et le membre passe en mode restreint. Il n'a accès qu'à des sous-catalogues d'articles.</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0:11:25.796212661</dc:date>
    <meta:editing-duration>PT39M44S</meta:editing-duration>
    <meta:editing-cycles>7</meta:editing-cycles>
    <meta:generator>LibreOffice/4.4.7.2$Linux_X86_64 LibreOffice_project/40m0$Build-2</meta:generator>
    <meta:document-statistic meta:table-count="1" meta:image-count="0" meta:object-count="0" meta:page-count="1" meta:paragraph-count="23" meta:word-count="295" meta:character-count="1986" meta:non-whitespace-character-count="1718"/>
  </office:meta>
</office:document-meta>
</file>